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023" officeooo:paragraph-rsid="000e9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1:32:55.617553699</meta:creation-date>
    <dc:date>2018-01-20T01:33:07.871742078</dc:date>
    <meta:editing-duration>PT12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